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ZONAMIENTOS</text:p>
      <text:p text:style-name="Standard"/>
      <text:p text:style-name="Standard">Vecinos - Vecino</text:p>
      <text:p text:style-name="Standard"/>
      <text:p text:style-name="Standard">¿A cuantos vecinos puede convencer un determinado <text:s/>vecino? (0,n)</text:p>
      <text:p text:style-name="Standard">¿Cuántos vecinos pueden ser convencidos por un determinado <text:s/>vecino?(1,n)</text:p>
      <text:p text:style-name="Standard"/>
      <text:p text:style-name="Standard">Vecino - Niño</text:p>
      <text:p text:style-name="Standard"/>
      <text:p text:style-name="Standard">¿Cuántos vecinos pueden recibir a un determinado niño? (0,n)<text:line-break/>¿Cuántos niños pueden ser recibidos por un determinado <text:s/>vecino? (1,n)</text:p>
      <text:p text:style-name="Standard"/>
      <text:p text:style-name="Standard">Vecino - Grupo de Vecino</text:p>
      <text:p text:style-name="Standard"/>
      <text:p text:style-name="Standard">¿A cuántos grupos de vecinos puede pertenecer un determinado vecino? (1,1)</text:p>
      <text:p text:style-name="Standard">¿Cuántos vecinos pueden pertenecer a un determinado grupo de vecinos? (1,n)</text:p>
      <text:p text:style-name="Standard"/>
      <text:p text:style-name="Standard">Grupo de Vecino - Evento</text:p>
      <text:p text:style-name="Standard"/>
      <text:p text:style-name="Standard">¿Cuántos eventos pueden ser organizados por un determinado grupo de vecinos? (1,n)</text:p>
      <text:p text:style-name="Standard">¿Cuántos grupos de vecinos pueden organizar un determinado evento ? (0,1)</text:p>
      <text:p text:style-name="Standard"/>
      <text:p text:style-name="Standard">Niño - Evento</text:p>
      <text:p text:style-name="Standard"/>
      <text:p text:style-name="Standard">¿A cuantos eventos puede asistir un determinado niño? (1,n)</text:p>
      <text:p text:style-name="Standard">¿Cuántos niños pueden asistir a un determinado evento? (1,n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5" meta:word-count="120" meta:character-count="792" meta:non-whitespace-character-count="684"/>
    <meta:generator>LibreOfficeDev/6.0.5.2$Linux_X86_64 LibreOffice_project/</meta:generator>
  </office:meta>
</office:document-meta>
</file>